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Zaśpiewajcie serca nasze</text:span><text:span text:style-name="T1"><text:line-break/></text:span><text:span text:style-name="T1">oto Matka Pana</text:span><text:span text:style-name="T1"><text:line-break/></text:span><text:span text:style-name="T1">Dziś bierzemy Ją </text:span><text:span text:style-name="T1">do siebie,</text:span><text:span text:style-name="T1"><text:line-break/></text:span><text:span text:style-name="T1">oto Matka nasz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Oblubienico</text:span><text:span text:style-name="T1"><text:line-break/></text:span><text:span text:style-name="T1">Ducha Świętego,</text:span><text:span text:style-name="T1"><text:line-break/></text:span><text:span text:style-name="T1">Biegnijmy razem do Pana,</text:span><text:span text:style-name="T1"><text:line-break/></text:span><text:span text:style-name="T1">bo oblubieniec na nas cze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Zaśpiewajcie serca nasze</text:span><text:span text:style-name="T1"><text:line-break/></text:span><text:span text:style-name="T1">oto Matka Pana</text:span><text:span text:style-name="T1"><text:line-break/></text:span><text:span text:style-name="T1">Dziś bierzemy Ją </text:span><text:span text:style-name="T1">do siebie,</text:span><text:span text:style-name="T1"><text:line-break/></text:span><text:span text:style-name="T1">oto Matka nasz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Spójrzmy wszyscy</text:span><text:span text:style-name="T1"><text:line-break/></text:span><text:span text:style-name="T1">na Króla w koronie,</text:span><text:span text:style-name="T1"><text:line-break/></text:span><text:span text:style-name="T1">którą dała Mu </text:span><text:span text:style-name="T1">Jego Matka</text:span><text:span text:style-name="T1"><text:line-break/></text:span><text:span text:style-name="T1">Oto jest dzień</text:span><text:span text:style-name="T1"><text:line-break/></text:span><text:span text:style-name="T1">naszych zaślubin,</text:span><text:span text:style-name="T1"><text:line-break/></text:span><text:span text:style-name="T1">oto radość Jego ser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Zaśpiewajcie serca nasze</text:span><text:span text:style-name="T1"><text:line-break/></text:span><text:span text:style-name="T1">oto Matka Pana</text:span><text:span text:style-name="T1"><text:line-break/></text:span><text:span text:style-name="T1">Dziś bierzemy Ją </text:span><text:span text:style-name="T1">do siebie,</text:span><text:span text:style-name="T1"><text:line-break/></text:span><text:span text:style-name="T1">oto Matka nasz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3. Obrazie Bożej miłości,</text:span><text:span text:style-name="T1"><text:line-break/></text:span><text:span text:style-name="T1">Mario Matko Kościoła</text:span><text:span text:style-name="T1"><text:line-break/></text:span><text:span text:style-name="T1">Grajcie w struny weselne,</text:span><text:span text:style-name="T1"><text:line-break/></text:span><text:span text:style-name="T1">ręka Pańska </text:span><text:span text:style-name="T1">spoczywa na 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Zaśpiewajcie serca nasze</text:span><text:span text:style-name="T1"><text:line-break/></text:span><text:span text:style-name="T1">oto Matka Pana</text:span><text:span text:style-name="T1"><text:line-break/></text:span><text:span text:style-name="T1">Dziś bierzemy Ją </text:span><text:span text:style-name="T1">do siebie,</text:span><text:span text:style-name="T1"><text:line-break/></text:span><text:span text:style-name="T1">oto Matka nasz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6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23:35:54</meta:creation-date>
    <dc:creator>Rafał Talacha</dc:creator>
    <dc:date>2009-02-01T16:08:23</dc:date>
    <dc:language>pl-PL</dc:language>
    <meta:editing-cycles>4</meta:editing-cycles>
    <meta:editing-duration>PT4M29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